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Impl.getConstrai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mpl.OrImpl( NamePathResolver resolver , ConstraintImpl c1 , ConstraintImpl 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Impl.getConstra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